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ypy błędów</text:h>
      <text:p text:style-name="Text_20_body">Error – ogólna klasa błędu, nigdy nie zwracana przez interpreter. Natomiast my możemy korzystać z tego błędu i wyrzucać go np. poprzez throw new Error, kiedy korzystaliśmy z bloku try catch.</text:p>
      <text:p text:style-name="P1">EvalEror – błąd zwracany po niepoprawnym użyciu funkcji eval, nie zwracany przez interpreter od <text:s/>ECMAScript5 w górę.</text:p>
      <text:p text:style-name="P1">RangeError – zwracany, gdy podany liczbowy parametr, jest poza poprawnym zakresem, np new Array(-10)</text:p>
      <text:p text:style-name="P1">ReferenceError – gdy próbujemy podstawić nieistniejącą referencję</text:p>
      <text:p text:style-name="P1">SyntaxError – gdy popełnimy błąd w zapisie języka</text:p>
      <text:p text:style-name="P1">TypeError – gdy zmienna lup parametr są nieodpowiedniego typu np. New {}</text:p>
      <text:p text:style-name="P1">URIError – gdy przekażemy nieodpowiedni argument do funkcji encodeURI lub decodeURI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Raubuć</meta:initial-creator>
    <meta:creation-date>2020-08-15T06:51:56</meta:creation-date>
    <meta:document-statistic meta:table-count="0" meta:image-count="0" meta:object-count="0" meta:page-count="1" meta:paragraph-count="8" meta:word-count="102" meta:character-count="686"/>
    <dc:date>2020-08-15T07:17:04</dc:date>
    <dc:creator>Marek Raubuć</dc:creator>
    <meta:editing-duration>PT8M18S</meta:editing-duration>
    <meta:editing-cycles>1</meta:editing-cycles>
    <meta:generator>OpenOffice/4.1.7$Unix OpenOffice.org_project/417m1$Build-9800</meta:generator>
  </office:meta>
</office:document-meta>
</file>